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2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8.408cm" svg:y="2.501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401cm" svg:y="6.3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854cm" svg:y1="3.867cm" svg:x2="13.165cm" svg:y2="3.875cm" draw:start-shape="id1" draw:start-glue-point="9" draw:end-shape="id2" draw:end-glue-point="7" svg:d="M9854 3867l3311 8" svg:viewBox="0 0 3312 9">
          <text:p/>
        </draw:connector>
        <draw:connector draw:style-name="gr3" draw:text-style-name="P3" draw:layer="layout" draw:type="line" svg:x1="9.937cm" svg:y1="7.675cm" svg:x2="13.165cm" svg:y2="7.664cm" draw:start-shape="id3" draw:start-glue-point="9" draw:end-shape="id4" draw:end-glue-point="7" svg:d="M9937 7675l3228-11" svg:viewBox="0 0 3229 12">
          <text:p/>
        </draw:connector>
        <draw:connector draw:style-name="gr3" draw:text-style-name="P3" draw:layer="layout" draw:type="line" svg:x1="9.255cm" svg:y1="4.101cm" svg:x2="9.301cm" svg:y2="6.3cm" draw:start-shape="id1" draw:start-glue-point="8" draw:end-shape="id3" draw:end-glue-point="4" svg:d="M9255 4101l46 2199" svg:viewBox="0 0 47 2200">
          <text:p/>
        </draw:connector>
        <draw:custom-shape draw:style-name="gr2" draw:text-style-name="P2" xml:id="id5" draw:id="id5" draw:layer="layout" svg:width="1.799cm" svg:height="1.611cm" svg:x="8.402cm" svg:y="9.68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301cm" svg:y1="7.911cm" svg:x2="9.302cm" svg:y2="9.689cm" draw:start-shape="id3" draw:start-glue-point="8" draw:end-shape="id5" draw:end-glue-point="4" svg:d="M9301 7911l1 1778" svg:viewBox="0 0 2 1779">
          <text:p/>
        </draw:connector>
        <draw:custom-shape draw:style-name="gr2" draw:text-style-name="P2" xml:id="id2" draw:id="id2" draw:layer="layout" svg:width="1.799cm" svg:height="1.611cm" svg:x="12.902cm" svg:y="2.5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7cm" svg:height="1.002cm" svg:x="10.801cm" svg:y="4cm">
          <draw:text-box>
            <text:p><text:span text:style-name="T1">i &lt; V</text:span></text:p>
          </draw:text-box>
        </draw:frame>
        <draw:frame draw:style-name="gr5" draw:text-style-name="P4" draw:layer="layout" svg:width="2cm" svg:height="1.361cm" svg:x="7.427cm" svg:y="4.539cm">
          <draw:text-box>
            <text:p><text:span text:style-name="T1">i &gt;= V</text:span></text:p>
          </draw:text-box>
        </draw:frame>
        <draw:custom-shape draw:style-name="gr2" draw:text-style-name="P2" xml:id="id4" draw:id="id4" draw:layer="layout" svg:width="1.799cm" svg:height="1.611cm" svg:x="12.902cm" svg:y="6.28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99cm" svg:height="1.002cm" svg:x="10.701cm" svg:y="7.798cm">
          <draw:text-box>
            <text:p><text:span text:style-name="T1">i &lt; V</text:span></text:p>
          </draw:text-box>
        </draw:frame>
        <draw:connector draw:style-name="gr3" draw:text-style-name="P3" draw:layer="layout" draw:type="line" svg:x1="12.902cm" svg:y1="7.095cm" svg:x2="10.2cm" svg:y2="7.106cm" draw:start-shape="id4" draw:start-glue-point="6" draw:end-shape="id3" draw:end-glue-point="10" svg:d="M12902 7095l-2702 11" svg:viewBox="0 0 2703 12">
          <text:p/>
        </draw:connector>
        <draw:connector draw:style-name="gr3" draw:text-style-name="P3" draw:layer="layout" draw:type="line" svg:x1="12.902cm" svg:y1="3.306cm" svg:x2="10.102cm" svg:y2="3.301cm" draw:start-shape="id2" draw:start-glue-point="6" draw:end-shape="id1" draw:end-glue-point="10" svg:d="M12902 3306l-2800-5" svg:viewBox="0 0 2801 6">
          <text:p/>
        </draw:connector>
        <draw:frame draw:style-name="gr5" draw:text-style-name="P4" draw:layer="layout" svg:width="2.001cm" svg:height="1.361cm" svg:x="7.5cm" svg:y="8.1cm">
          <draw:text-box>
            <text:p><text:span text:style-name="T1">i &gt;= V</text:span></text:p>
          </draw:text-box>
        </draw:frame>
        <draw:connector draw:style-name="gr3" draw:text-style-name="P3" draw:layer="layout" draw:type="line" svg:x1="9.227cm" svg:y1="1.322cm" svg:x2="9.255cm" svg:y2="2.501cm" draw:end-shape="id1" draw:end-glue-point="4" svg:d="M9227 1322l28 1179" svg:viewBox="0 0 29 1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42:34.894628393</meta:creation-date>
    <dc:date>2017-10-16T11:44:36.984438260</dc:date>
    <meta:editing-duration>PT2M1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